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400000753066DEF9D.jpg"/>
  <manifest:file-entry manifest:media-type="image/jpeg" manifest:full-path="Pictures/10000000000000E1000000E0F4C55E9B.jpg"/>
  <manifest:file-entry manifest:media-type="image/jpeg" manifest:full-path="Pictures/10000000000000E1000000E176693C4B.jpg"/>
  <manifest:file-entry manifest:media-type="image/jpeg" manifest:full-path="Pictures/10000000000000E1000000E11D657D9B.jpg"/>
  <manifest:file-entry manifest:media-type="image/jpeg" manifest:full-path="Pictures/100000000000009600000081EA957089.jpg"/>
  <manifest:file-entry manifest:media-type="image/jpeg" manifest:full-path="Pictures/10000000000001660000026D8C81D5A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064cm"/>
    </style:style>
    <style:style style:name="gr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04cm" svg:height="5.211cm" svg:x="17.37cm" svg:y="11.178cm">
          <draw:image xlink:href="Pictures/10000000000001660000026D8C81D5A9.jpg" xlink:type="simple" xlink:show="embed" xlink:actuate="onLoad">
            <text:p/>
          </draw:image>
        </draw:frame>
        <draw:custom-shape draw:style-name="gr2" draw:text-style-name="P1" draw:layer="layout" svg:width="13.752cm" svg:height="5.379cm" svg:x="7.542cm" svg:y="4.7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81cm" svg:height="2.314cm" svg:x="7.543cm" svg:y="4.78cm">
          <draw:text-box>
            <text:p>Laptop 1</text:p>
          </draw:text-box>
        </draw:frame>
        <draw:custom-shape draw:style-name="gr4" draw:text-style-name="P1" draw:layer="layout" svg:width="6.782cm" svg:height="1.512cm" svg:x="10.765cm" svg:y="5.247cm">
          <text:p text:style-name="P1">Bra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91cm" svg:height="1.512cm" svg:x="7.98cm" svg:y="8.155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48cm" svg:height="1.512cm" svg:x="17.024cm" svg:y="8.096cm">
          <text:p text:style-name="P1">Body</text:p>
          <text:p text:style-name="P1"><text:span text:style-name="T1">(Controller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2cm" svg:height="1.512cm" svg:x="12.458cm" svg:y="8.125cm">
          <text:p text:style-name="P1">Behavior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765cm" svg:y1="9.955cm" svg:x2="18.765cm" svg:y2="11.003cm">
          <text:p/>
        </draw:line>
        <draw:line draw:style-name="gr5" draw:text-style-name="P1" draw:layer="layout" svg:x1="11.226cm" svg:y1="6.647cm" svg:x2="11.226cm" svg:y2="8.327cm">
          <text:p/>
        </draw:line>
        <draw:line draw:style-name="gr5" draw:text-style-name="P1" draw:layer="layout" svg:x1="11.351cm" svg:y1="8.996cm" svg:x2="12.718cm" svg:y2="8.966cm">
          <text:p/>
        </draw:line>
        <draw:line draw:style-name="gr5" draw:text-style-name="P1" draw:layer="layout" svg:x1="15.887cm" svg:y1="8.996cm" svg:x2="17.254cm" svg:y2="8.966cm">
          <text:p/>
        </draw:line>
        <draw:line draw:style-name="gr5" draw:text-style-name="P1" draw:layer="layout" svg:x1="14.334cm" svg:y1="6.647cm" svg:x2="14.334cm" svg:y2="8.327cm">
          <text:p/>
        </draw:line>
        <draw:line draw:style-name="gr5" draw:text-style-name="P1" draw:layer="layout" svg:x1="17.337cm" svg:y1="6.647cm" svg:x2="17.337cm" svg:y2="8.327cm">
          <text:p/>
        </draw:line>
        <draw:frame draw:style-name="gr1" draw:text-style-name="P1" draw:layer="layout" svg:width="3.406cm" svg:height="3.406cm" svg:x="10.868cm" svg:y="12.244cm">
          <draw:image xlink:href="Pictures/10000000000000E1000000E176693C4B.jpg" xlink:type="simple" xlink:show="embed" xlink:actuate="onLoad">
            <text:p/>
          </draw:image>
        </draw:frame>
        <draw:line draw:style-name="gr5" draw:text-style-name="P1" draw:layer="layout" svg:x1="14.552cm" svg:y1="14.09cm" svg:x2="17.013cm" svg:y2="14.09cm">
          <text:p/>
        </draw:line>
      </draw:page>
      <draw:page draw:name="page2" draw:style-name="dp1" draw:master-page-name="Default">
        <draw:frame draw:style-name="gr1" draw:text-style-name="P1" draw:layer="layout" svg:width="3.004cm" svg:height="5.211cm" svg:x="17.37cm" svg:y="11.177cm">
          <draw:image xlink:href="Pictures/10000000000001660000026D8C81D5A9.jpg" xlink:type="simple" xlink:show="embed" xlink:actuate="onLoad">
            <text:p/>
          </draw:image>
        </draw:frame>
        <draw:custom-shape draw:style-name="gr2" draw:text-style-name="P1" draw:layer="layout" svg:width="13.752cm" svg:height="5.379cm" svg:x="7.542cm" svg:y="4.7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81cm" svg:height="2.314cm" svg:x="7.543cm" svg:y="4.779cm">
          <draw:text-box>
            <text:p>Laptop 1</text:p>
          </draw:text-box>
        </draw:frame>
        <draw:custom-shape draw:style-name="gr4" draw:text-style-name="P1" draw:layer="layout" svg:width="6.782cm" svg:height="1.512cm" svg:x="10.765cm" svg:y="5.246cm">
          <text:p text:style-name="P1">Brai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91cm" svg:height="1.512cm" svg:x="7.98cm" svg:y="8.154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48cm" svg:height="1.512cm" svg:x="17.024cm" svg:y="8.095cm">
          <text:p text:style-name="P1">Body</text:p>
          <text:p text:style-name="P1"><text:span text:style-name="T1">(Controller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2cm" svg:height="1.512cm" svg:x="12.458cm" svg:y="8.124cm">
          <text:p text:style-name="P1">Behavior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765cm" svg:y1="9.954cm" svg:x2="18.765cm" svg:y2="11.002cm">
          <text:p/>
        </draw:line>
        <draw:line draw:style-name="gr5" draw:text-style-name="P1" draw:layer="layout" svg:x1="11.226cm" svg:y1="6.646cm" svg:x2="11.226cm" svg:y2="8.326cm">
          <text:p/>
        </draw:line>
        <draw:line draw:style-name="gr5" draw:text-style-name="P1" draw:layer="layout" svg:x1="11.351cm" svg:y1="8.995cm" svg:x2="12.718cm" svg:y2="8.965cm">
          <text:p/>
        </draw:line>
        <draw:line draw:style-name="gr5" draw:text-style-name="P1" draw:layer="layout" svg:x1="15.887cm" svg:y1="8.995cm" svg:x2="17.254cm" svg:y2="8.965cm">
          <text:p/>
        </draw:line>
        <draw:frame draw:style-name="gr1" draw:text-style-name="P1" draw:layer="layout" svg:width="3.968cm" svg:height="3.412cm" svg:x="12.186cm" svg:y="11.883cm">
          <draw:image xlink:href="Pictures/100000000000009600000081EA957089.jpg" xlink:type="simple" xlink:show="embed" xlink:actuate="onLoad">
            <text:p/>
          </draw:image>
        </draw:frame>
        <draw:line draw:style-name="gr5" draw:text-style-name="P1" draw:layer="layout" svg:x1="17.631cm" svg:y1="9.954cm" svg:x2="15.595cm" svg:y2="11.989cm">
          <text:p/>
        </draw:line>
        <draw:custom-shape draw:style-name="gr2" draw:text-style-name="P1" draw:layer="layout" svg:width="5.737cm" svg:height="4.107cm" svg:x="1.131cm" svg:y="6.02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81cm" svg:height="2.314cm" svg:x="1.083cm" svg:y="5.989cm">
          <draw:text-box>
            <text:p>Laptop 2</text:p>
          </draw:text-box>
        </draw:frame>
        <draw:custom-shape draw:style-name="gr4" draw:text-style-name="P2" draw:layer="layout" svg:width="2.31cm" svg:height="0.995cm" svg:x="1.431cm" svg:y="8.777cm">
          <text:p text:style-name="P2"><text:span text:style-name="T2">Module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31cm" svg:height="0.995cm" svg:x="4.238cm" svg:y="8.777cm">
          <text:p text:style-name="P2"><text:span text:style-name="T2">Module 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9cm" svg:height="0.995cm" svg:x="1.657cm" svg:y="7.174cm">
          <text:p text:style-name="P3"><text:span text:style-name="T3">Communic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34cm" svg:y1="6.646cm" svg:x2="14.334cm" svg:y2="8.326cm">
          <text:p/>
        </draw:line>
        <draw:line draw:style-name="gr5" draw:text-style-name="P1" draw:layer="layout" svg:x1="17.337cm" svg:y1="6.646cm" svg:x2="17.337cm" svg:y2="8.326cm">
          <text:p/>
        </draw:line>
        <draw:line draw:style-name="gr5" draw:text-style-name="P1" draw:layer="layout" svg:x1="2.407cm" svg:y1="7.927cm" svg:x2="2.407cm" svg:y2="8.935cm">
          <text:p/>
        </draw:line>
        <draw:line draw:style-name="gr5" draw:text-style-name="P1" draw:layer="layout" svg:x1="5.745cm" svg:y1="7.927cm" svg:x2="5.745cm" svg:y2="8.935cm">
          <text:p/>
        </draw:line>
        <draw:line draw:style-name="gr5" draw:text-style-name="P1" draw:layer="layout" svg:x1="6.333cm" svg:y1="7.633cm" svg:x2="10.701cm" svg:y2="5.953cm">
          <text:p/>
        </draw:line>
        <draw:custom-shape draw:style-name="gr2" draw:text-style-name="P1" draw:layer="layout" svg:width="4.519cm" svg:height="4.107cm" svg:x="21.724cm" svg:y="6.02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681cm" svg:height="2.314cm" svg:x="21.676cm" svg:y="5.989cm">
          <draw:text-box>
            <text:p>Laptop 2</text:p>
          </draw:text-box>
        </draw:frame>
        <draw:custom-shape draw:style-name="gr4" draw:text-style-name="P2" draw:layer="layout" svg:width="2.31cm" svg:height="0.995cm" svg:x="22.024cm" svg:y="8.777cm">
          <text:p text:style-name="P2"><text:span text:style-name="T2">Module 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85cm" svg:height="0.995cm" svg:x="22.096cm" svg:y="7.174cm">
          <text:p text:style-name="P4"><text:span text:style-name="T4">Communicato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cm" svg:y1="7.927cm" svg:x2="23cm" svg:y2="8.935cm">
          <text:p/>
        </draw:line>
        <draw:line draw:style-name="gr5" draw:text-style-name="P1" draw:layer="layout" svg:x1="17.598cm" svg:y1="5.999cm" svg:x2="21.936cm" svg:y2="7.568cm">
          <text:p/>
        </draw:line>
        <draw:frame draw:style-name="gr1" draw:text-style-name="P1" draw:layer="layout" svg:width="3.738cm" svg:height="2.803cm" svg:x="1.215cm" svg:y="12.769cm">
          <draw:image xlink:href="Pictures/10000000000009C400000753066DEF9D.jpg" xlink:type="simple" xlink:show="embed" xlink:actuate="onLoad">
            <text:p/>
          </draw:image>
        </draw:frame>
        <draw:line draw:style-name="gr5" draw:text-style-name="P1" draw:layer="layout" svg:x1="2.677cm" svg:y1="9.814cm" svg:x2="2.677cm" svg:y2="13.383cm">
          <text:p/>
        </draw:line>
        <draw:frame draw:style-name="gr1" draw:text-style-name="P1" draw:layer="layout" svg:width="2.483cm" svg:height="2.472cm" svg:x="3.916cm" svg:y="11.312cm">
          <draw:image xlink:href="Pictures/10000000000000E1000000E0F4C55E9B.jpg" xlink:type="simple" xlink:show="embed" xlink:actuate="onLoad">
            <text:p/>
          </draw:image>
        </draw:frame>
        <draw:line draw:style-name="gr5" draw:text-style-name="P1" draw:layer="layout" svg:x1="5.415cm" svg:y1="9.784cm" svg:x2="5.415cm" svg:y2="11.107cm">
          <text:p/>
        </draw:line>
        <draw:frame draw:style-name="gr1" draw:text-style-name="P1" draw:layer="layout" svg:width="4.207cm" svg:height="4.207cm" svg:x="21.267cm" svg:y="11.361cm">
          <draw:image xlink:href="Pictures/10000000000000E1000000E11D657D9B.jpg" xlink:type="simple" xlink:show="embed" xlink:actuate="onLoad">
            <text:p/>
          </draw:image>
        </draw:frame>
        <draw:line draw:style-name="gr5" draw:text-style-name="P1" draw:layer="layout" svg:x1="23.351cm" svg:y1="9.785cm" svg:x2="23.351cm" svg:y2="11.108cm">
          <text:p/>
        </draw:line>
      </draw:page>
      <draw:page draw:name="page3" draw:style-name="dp1" draw:master-page-name="Default">
        <draw:custom-shape draw:style-name="gr6" draw:text-style-name="P1" draw:layer="layout" svg:width="7.876cm" svg:height="1.263cm" svg:x="10.122cm" svg:y="6.214cm">
          <text:p text:style-name="P1">Top 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5.63cm" svg:y="8.337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11.476cm" svg:y="8.338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17.384cm" svg:y="8.339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2.801cm" svg:y="10.645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9.14cm" svg:y="10.646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15.354cm" svg:y="10.646cm">
          <text:p text:style-name="P1">Sub-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953cm" svg:height="1.509cm" svg:x="21.539cm" svg:y="10.646cm">
          <text:p text:style-name="P1">Sub-Behavior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044cm" svg:height="5.281cm" svg:x="3.999cm" svg:y="13.239cm">
          <draw:image xlink:href="Pictures/10000000000001660000026D8C81D5A9.jpg" xlink:type="simple" xlink:show="embed" xlink:actuate="onLoad">
            <text:p/>
          </draw:image>
        </draw:frame>
        <draw:frame draw:style-name="gr1" draw:text-style-name="P1" draw:layer="layout" svg:width="3.968cm" svg:height="3.412cm" svg:x="21.797cm" svg:y="13.276cm">
          <draw:image xlink:href="Pictures/100000000000009600000081EA957089.jpg" xlink:type="simple" xlink:show="embed" xlink:actuate="onLoad">
            <text:p/>
          </draw:image>
        </draw:frame>
        <draw:line draw:style-name="gr5" draw:text-style-name="P1" draw:layer="layout" svg:x1="5.323cm" svg:y1="11.875cm" svg:x2="5.323cm" svg:y2="13.198cm">
          <text:p/>
        </draw:line>
        <draw:line draw:style-name="gr5" draw:text-style-name="P1" draw:layer="layout" svg:x1="23.72cm" svg:y1="11.814cm" svg:x2="23.72cm" svg:y2="13.137cm">
          <text:p/>
        </draw:line>
        <draw:line draw:style-name="gr5" draw:text-style-name="P1" draw:layer="layout" svg:x1="6.614cm" svg:y1="9.63cm" svg:x2="6.614cm" svg:y2="10.953cm">
          <text:p/>
        </draw:line>
        <draw:line draw:style-name="gr5" draw:text-style-name="P1" draw:layer="layout" svg:x1="12.244cm" svg:y1="9.631cm" svg:x2="12.244cm" svg:y2="10.954cm">
          <text:p/>
        </draw:line>
        <draw:line draw:style-name="gr5" draw:text-style-name="P1" draw:layer="layout" svg:x1="18.644cm" svg:y1="9.631cm" svg:x2="18.644cm" svg:y2="10.954cm">
          <text:p/>
        </draw:line>
        <draw:line draw:style-name="gr5" draw:text-style-name="P1" draw:layer="layout" svg:x1="21.843cm" svg:y1="9.631cm" svg:x2="21.843cm" svg:y2="10.954cm">
          <text:p/>
        </draw:line>
        <draw:line draw:style-name="gr5" draw:text-style-name="P1" draw:layer="layout" svg:x1="13.967cm" svg:y1="7.263cm" svg:x2="13.967cm" svg:y2="8.586cm">
          <text:p/>
        </draw:line>
        <draw:line draw:style-name="gr5" draw:text-style-name="P1" draw:layer="layout" svg:x1="17.72cm" svg:y1="7.264cm" svg:x2="17.72cm" svg:y2="8.587cm">
          <text:p/>
        </draw:line>
        <draw:line draw:style-name="gr5" draw:text-style-name="P1" draw:layer="layout" svg:x1="10.336cm" svg:y1="7.264cm" svg:x2="10.336cm" svg:y2="8.587cm">
          <text:p/>
        </draw:line>
        <draw:custom-shape draw:style-name="gr7" draw:text-style-name="P1" draw:layer="layout" svg:width="7.966cm" svg:height="2.427cm" svg:x="18.974cm" svg:y="5.018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489cm" svg:y1="7.265cm" svg:x2="20.489cm" svg:y2="8.588cm">
          <text:p/>
        </draw:line>
        <draw:line draw:style-name="gr5" draw:text-style-name="P1" draw:layer="layout" svg:x1="24.273cm" svg:y1="7.265cm" svg:x2="24.273cm" svg:y2="10.86cm">
          <text:p/>
        </draw:line>
        <draw:custom-shape draw:style-name="gr8" draw:text-style-name="P1" draw:layer="layout" svg:width="3.383cm" svg:height="1.506cm" svg:x="6.214cm" svg:y="5.2cm">
          <text:p text:style-name="P1">Modu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291cm" svg:y1="5.691cm" svg:x2="19.228cm" svg:y2="5.691cm">
          <text:p/>
        </draw:line>
        <draw:frame draw:style-name="gr1" draw:text-style-name="P1" draw:layer="layout" svg:width="2.327cm" svg:height="2.317cm" svg:x="2.991cm" svg:y="4.86cm">
          <draw:image xlink:href="Pictures/10000000000000E1000000E0F4C55E9B.jpg" xlink:type="simple" xlink:show="embed" xlink:actuate="onLoad">
            <text:p/>
          </draw:image>
        </draw:frame>
        <draw:line draw:style-name="gr5" draw:text-style-name="P1" draw:layer="layout" svg:x1="5.107cm" svg:y1="5.907cm" svg:x2="6.307cm" svg:y2="5.907cm">
          <text:p/>
        </draw:line>
      </draw:page>
      <draw:page draw:name="page4" draw:style-name="dp1" draw:master-page-name="Default">
        <draw:custom-shape draw:style-name="gr6" draw:text-style-name="P1" draw:layer="layout" svg:width="5.721cm" svg:height="2.153cm" svg:x="3.879cm" svg:y="5.537cm">
          <text:p text:style-name="P1">(Base)</text:p>
          <text:p text:style-name="P1">Behavio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64cm" svg:height="1.846cm" svg:x="2.253cm" svg:y="8.798cm">
          <text:p text:style-name="P1">BehaviorImplementation</text:p>
          <text:p text:style-name="P1"><text:span text:style-name="T4">(Implementation-specifi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64cm" svg:height="1.846cm" svg:x="2.438cm" svg:y="8.952cm">
          <text:p text:style-name="P1">BehaviorImplementation</text:p>
          <text:p text:style-name="P1"><text:span text:style-name="T4">(Implementation-specifi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64cm" svg:height="1.846cm" svg:x="2.591cm" svg:y="9.168cm">
          <text:p text:style-name="P1">BehaviorImplementation</text:p>
          <text:p text:style-name="P1"><text:span text:style-name="T4">(Implementation-specific)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78cm" svg:y1="8.736cm" svg:x2="6.678cm" svg:y2="7.69cm">
          <text:p/>
        </draw:line>
        <draw:custom-shape draw:style-name="gr6" draw:text-style-name="P1" draw:layer="layout" svg:width="5.721cm" svg:height="2.153cm" svg:x="16.431cm" svg:y="5.507cm">
          <text:p text:style-name="P1">Follow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21cm" svg:height="2.153cm" svg:x="13.203cm" svg:y="8.739cm">
          <text:p text:style-name="P1">FollowMe_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21cm" svg:height="2.153cm" svg:x="20.062cm" svg:y="8.647cm">
          <text:p text:style-name="P1">FollowMe_2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6cm" svg:y1="8.706cm" svg:x2="17.536cm" svg:y2="7.722cm">
          <text:p/>
        </draw:line>
        <draw:line draw:style-name="gr9" draw:text-style-name="P1" draw:layer="layout" svg:x1="21.043cm" svg:y1="8.614cm" svg:x2="21.043cm" svg:y2="7.7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n Snijders</meta:initial-creator>
    <meta:creation-date>2012-02-21T09:31:12</meta:creation-date>
    <dc:date>2012-02-21T13:15:39</dc:date>
    <dc:creator>Ron Snijders</dc:creator>
    <meta:editing-duration>PT3H44M28S</meta:editing-duration>
    <meta:editing-cycles>4</meta:editing-cycles>
    <meta:generator>LibreOffice/3.3$Linux LibreOffice_project/330m19$Build-401</meta:generator>
    <meta:document-statistic meta:object-count="86"/>
  </office:meta>
</office:document-meta>
</file>